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oCmdHandler.onCommand( SM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oCmdHandler.doHELO( SMTPSession session , String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eloCmd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